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 soluções para implementar uma variabilidade tendo um componente básico A que pode </text:p>
      <text:p text:style-name="Standard">ser <text:s/>reusado <text:s/>sem <text:s/>problemas <text:s/>e <text:s/>é <text:s/>preciso <text:s/>adicionar <text:s/>um <text:s/>componente <text:s/>B, <text:s/>a <text:s/>solução <text:s/>usando </text:p>
      <text:p text:style-name="Standard">aspectos <text:s/>é <text:s/>similar <text:s/>àquela <text:s/>mostrada <text:s/>nesta <text:s/>seção. <text:s/>O <text:s/>aspecto <text:s/>entrecorta <text:s/>a <text:s/>interface <text:s/>do </text:p>
      <text:p text:style-name="Standard">componente A, <text:s/>realiza <text:s/>um <text:s/>processamento <text:s/>e, <text:s/>de <text:s/>acordo <text:s/>com <text:s/>o <text:s/>resultado, <text:s/>retorna <text:s/>o <text:s/>fluxo </text:p>
      <text:p text:style-name="Standard">para o componente A. O processamento feito pelo aspecto pode consistir em uma chamada </text:p>
      <text:p text:style-name="Standard">a <text:s/>operações <text:s/>do <text:s/>componente <text:s/>B, <text:s/>caso <text:s/>o <text:s/>componente <text:s/>seja <text:s/>de <text:s/>negócio, <text:s/>ou <text:s/>em <text:s/>uma </text:p>
      <text:p text:style-name="Standard">implementação das operações que estariam no componente B, caso o componente seja de </text:p>
      <text:p text:style-name="Standard">controle <text:s/>ou <text:s/>de <text:s/>sistema. Como <text:s/>explicado <text:s/>anteriormente, <text:s/>a <text:s/>vantagem <text:s/>dessa <text:s/>solução <text:s/>é <text:s/>que </text:p>
      <text:p text:style-name="Standard">evita a necessidade de alterar a configuração de componentes que requerem o componente </text:p>
      <text:p text:style-name="Standard">A do núcleo (DONEGAN, 2008).</text:p>
      <text:p text:style-name="Standard"/>
      <text:p text:style-name="Standard">Para <text:s/>soluções <text:s/>de <text:s/>projeto <text:s/>baseadas <text:s/>em <text:s/>componentes <text:s/>em <text:s/>que <text:s/>é <text:s/>necessário <text:s/>substituir <text:s/>um</text:p>
      <text:p text:style-name="Standard">componente A’ do núcleo por outro B’ com a variabilidade a ser implementada, a solução</text:p>
      <text:p text:style-name="Standard">usando aspectos requer que o aspecto entrecorte as operações das interfaces do componente</text:p>
      <text:p text:style-name="Standard">A’, não permitindo que as operações do componente A’ sejam executadas. Pode ser <text:s/>feita</text:p>
      <text:p text:style-name="Standard">uma <text:s/>solução <text:s/>em <text:s/>que <text:s/>o <text:s/>aspecto <text:s/>chama <text:s/>as <text:s/>operações <text:s/>do <text:s/>componente B’ <text:s/>(componente <text:s/>de</text:p>
      <text:p text:style-name="Standard">negócio) <text:s/>ou <text:s/>implementa <text:s/>as <text:s/>operações <text:s/>que <text:s/>estariam <text:s/>no <text:s/>componente <text:s/>B’ <text:s/>(componente <text:s/>de</text:p>
      <text:p text:style-name="Standard">controle <text:s/>ou <text:s/>de <text:s/>sistema). O <text:s/>aspecto <text:s/>executaria <text:s/>de modo <text:s/>a <text:s/>não <text:s/>permitir <text:s/>que <text:s/>a <text:s/>aplicação-</text:p>
      <text:p text:style-name="Standard">referência utilize as operações do componente do núcleo (componente A’). Mesmo que o</text:p>
      <text:p text:style-name="Standard">componente <text:s/>não <text:s/>seja <text:s/>utilizado, <text:s/>o <text:s/>componente <text:s/>se <text:s/>encontra <text:s/>conectado <text:s/>aos <text:s/>outros</text:p>
      <text:p text:style-name="Standard">componentes e a arquitetura da aplicação-referência não corresponde à arquitetura de fato</text:p>
      <text:p text:style-name="Standard">podendo <text:s/>dificultar manutenções <text:s/>posteriores <text:s/>na <text:s/>aplicação. Nesse ponto, <text:s/>a <text:s/>solução usando</text:p>
      <text:p text:style-name="Standard">componentes <text:s/>possui <text:s/>vantagem <text:s/>sobre <text:s/>a <text:s/>solução <text:s/>usando <text:s/>aspectos, <text:s/>pois <text:s/>a <text:s/>arquitetura <text:s/>dos</text:p>
      <text:p text:style-name="Standard">componentes <text:s/>corresponde <text:s/>realmente <text:s/>à <text:s/>forma <text:s/>como <text:s/>a <text:s/>aplicação <text:s/>funciona <text:s/>(DONEGAN</text:p>
      <text:p text:style-name="Standard">2008). </text:p>
      <text:p text:style-name="Standard"/>
      <text:p text:style-name="Standard"/>
      <text:p text:style-name="Standard">Ler pgs 46-54 – TCC Guilherm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</meta:initial-creator>
    <meta:creation-date>2009-08-30T10:54:19.53</meta:creation-date>
    <dc:date>2009-08-31T00:33:16.60</dc:date>
    <dc:creator>Andre</dc:creator>
    <meta:editing-duration>PT00H07M51S</meta:editing-duration>
    <meta:editing-cycles>2</meta:editing-cycles>
    <meta:generator>BrOffice.org/3.0$Win32 OpenOffice.org_project/300m15$Build-9379</meta:generator>
    <meta:document-statistic meta:table-count="0" meta:image-count="0" meta:object-count="0" meta:page-count="1" meta:paragraph-count="25" meta:word-count="298" meta:character-count="2041"/>
  </office:meta>
</office:document-meta>
</file>